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Practising if and switch</text:p>
      <text:p text:style-name="Author"><text:a xlink:type="simple" xlink:href="https://csci-1301.github.io/about#authors" office:name=""><text:span text:style-name="Definition">https://csci-1301.github.io/about#authors</text:span></text:a></text:p>
      <text:p text:style-name="Date">June 3, 2021 (12:45:50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if-and-switch"/>Practicing <text:span text:style-name="KeywordTok">if</text:span> and <text:span text:style-name="KeywordTok">switch</text:span><text:bookmark-end text:name="practicing-if-and-switch"/></text:h>
      <text:p text:style-name="First_20_paragraph">This exercise will ask you to write a rather abstract program that performs simple manipulations on a few variables. Initialize a <text:span text:style-name="DataTypeTok">string</text:span> variable named “day,” an <text:span text:style-name="DataTypeTok">int</text:span> variable named “myVar,” a <text:span text:style-name="DataTypeTok">char</text:span> variable named “initial,” and a Boolean variable named “flag.” Set and change the value of these variables to make good tests as you progress through this problem. You can also display them on the screen to help you in making sure that your statements behave as they are supposed to.</text:p>
      <text:h text:style-name="Heading_20_2" text:outline-level="2"><text:bookmark-start text:name="from-switch-to-if-else"/>From <text:span text:style-name="KeywordTok">switch</text:span> to <text:span text:style-name="KeywordTok">if</text:span><text:span text:style-name="OperatorTok">-</text:span><text:span text:style-name="KeywordTok">else</text:span><text:bookmark-end text:name="from-switch-to-if-else"/></text:h>
      <text:list text:style-name="L1">
        <text:list-item>
          <text:p text:style-name="P1">Write a <text:span text:style-name="KeywordTok">switch</text:span> statement that sets <text:span text:style-name="NormalTok">flag</text:span> to <text:span text:style-name="KeywordTok">true</text:span> if the value of <text:span text:style-name="NormalTok">day</text:span> is <text:span text:style-name="StringTok">"Mon."</text:span>, <text:span text:style-name="StringTok">"Tue."</text:span>, <text:span text:style-name="StringTok">"Wed."</text:span>, <text:span text:style-name="StringTok">"Thu."</text:span> or <text:span text:style-name="StringTok">"Fri."</text:span>, and to <text:span text:style-name="KeywordTok">false</text:span> otherwise.</text:p>
        </text:list-item>
        <text:list-item>
          <text:p text:style-name="P1">Rewrite the previous statement as an <text:span text:style-name="KeywordTok">if</text:span><text:span text:style-name="OperatorTok">-</text:span><text:span text:style-name="KeywordTok">else</text:span> statement.</text:p>
        </text:list-item>
      </text:list>
      <text:h text:style-name="Heading_20_2" text:outline-level="2"><text:bookmark-start text:name="from-if-else-to-switch"/>From <text:span text:style-name="KeywordTok">if</text:span><text:span text:style-name="OperatorTok">-</text:span><text:span text:style-name="KeywordTok">else</text:span> to <text:span text:style-name="KeywordTok">switch</text:span><text:bookmark-end text:name="from-if-else-to-switch"/></text:h>
      <text:list text:style-name="L2">
        <text:list-item>
          <text:p text:style-name="P2">Write a <text:span text:style-name="KeywordTok">if</text:span><text:span text:style-name="OperatorTok">-</text:span><text:span text:style-name="KeywordTok">else</text:span> statement that doubles the value of <text:span text:style-name="NormalTok">myVar</text:span> if <text:span text:style-name="NormalTok">myVar</text:span> is <text:span text:style-name="DecValTok">3</text:span>, <text:span text:style-name="DecValTok">5</text:span> or <text:span text:style-name="DecValTok">7</text:span>.</text:p>
        </text:list-item>
        <text:list-item>
          <text:p text:style-name="P2">Can you rewrite the previous statement as a <text:span text:style-name="KeywordTok">switch</text:span> statement? If so, do it. If not, explain why not.</text:p>
        </text:list-item>
      </text:list>
      <text:h text:style-name="Heading_20_2" text:outline-level="2"><text:bookmark-start text:name="deciding"/>Deciding<text:bookmark-end text:name="deciding"/></text:h>
      <text:list text:style-name="L3">
        <text:list-item>
          <text:p text:style-name="P3">Write a statement that doubles the value of <text:span text:style-name="NormalTok">myVar</text:span> and sets <text:span text:style-name="NormalTok">initial</text:span> to <text:span text:style-name="CharTok">'M'</text:span> if <text:span text:style-name="NormalTok">day</text:span> is equal to <text:span text:style-name="StringTok">"Sat"</text:span>. What is the appropriate kind of statement to do this?</text:p>
        </text:list-item>
        <text:list-item>
          <text:p text:style-name="P3">Write a statement that displays “Hello” on the screen if the value of <text:span text:style-name="NormalTok">initial</text:span> is <text:span text:style-name="CharTok">'E'</text:span> or <text:span text:style-name="CharTok">'e'</text:span>, “Bonjour” if the value of <text:span text:style-name="NormalTok">initial</text:span> is <text:span text:style-name="CharTok">'F'</text:span> or <text:span text:style-name="CharTok">'f'</text:span>, “Guten Tag” if the value of <text:span text:style-name="NormalTok">inital</text:span> is <text:span text:style-name="CharTok">'D'</text:span> or <text:span text:style-name="CharTok">'d'</text:span>. What is the appropriate kind of statement to do this?</text:p>
        </text:list-item>
      </text:list>
      <text:h text:style-name="Heading_20_2" text:outline-level="2"><text:bookmark-start text:name="complex-conditions"/>Complex Conditions<text:bookmark-end text:name="complex-conditions"/></text:h>
      <text:list text:style-name="L4">
        <text:list-item>
          <text:p text:style-name="P4">Write a statement that doubles the value of <text:span text:style-name="NormalTok">myVar</text:span> if <text:span text:style-name="NormalTok">day</text:span> is <text:span text:style-name="StringTok">"Sun."</text:span>, triples the value of <text:span text:style-name="NormalTok">myVar</text:span> if <text:span text:style-name="NormalTok">day</text:span> is not <text:span text:style-name="StringTok">"Sun."</text:span> and <text:span text:style-name="NormalTok">initial</text:span> is <text:span text:style-name="CharTok">'a'</text:span>, and sets <text:span text:style-name="NormalTok">myVar</text:span> to <text:span text:style-name="DecValTok">0</text:span> otherwise.</text:p>
        </text:list-item>
        <text:list-item>
          <text:p text:style-name="P4">Write a statement that sets <text:span text:style-name="NormalTok">myVar</text:span> to <text:span text:style-name="DecValTok">0</text:span> if <text:span text:style-name="NormalTok">initial</text:span> is an upper-case letter, and to <text:span text:style-name="DecValTok">1</text:span> otherwise. You will need to understand how to use the <text:span text:style-name="NormalTok">IsUpper</text:span> method (<text:a xlink:type="simple" xlink:href="https://docs.microsoft.com/en-us/dotnet/api/system.char.isupper?view=net-5.0" office:name=""><text:span text:style-name="Definition">https://docs.microsoft.com/en-us/dotnet/api/system.char.isupper?view=net-5.0</text:span></text:a>).</text:p>
        </text:list-item>
      </text:list>
      <text:h text:style-name="Heading_20_1" text:outline-level="1"><text:bookmark-start text:name="conditional-operator-optional"/>Conditional Operator (optional)<text:bookmark-end text:name="conditional-operator-optional"/></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5">
        <text:list-item>
          <text:p text:style-name="P5">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5">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5">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Practising if and switch</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04:45:59Z</meta:creation-date>
    <dc:date>2021-06-03T04:45:59Z</dc:date>
    <meta:user-defined meta:name="date" meta:value-type="string">June   3, 2021 (12:45:50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